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Lucidasans1" svg:font-family="Lucidasans"/>
    <style:font-face style:name="Bitstream Vera Sans Mono1" svg:font-family="'Bitstream Vera Sans Mono'" style:font-family-generic="modern"/>
    <style:font-face style:name="Courier" svg:font-family="Courier" style:font-family-generic="modern"/>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amendment" style:family="table">
      <style:table-properties style:width="5.7576in" table:align="right" style:writing-mode="lr-tb"/>
    </style:style>
    <style:style style:name="amendment.A" style:family="table-column">
      <style:table-column-properties style:column-width="0.5938in"/>
    </style:style>
    <style:style style:name="amendment.B" style:family="table-column">
      <style:table-column-properties style:column-width="3.1882in"/>
    </style:style>
    <style:style style:name="amendment.C" style:family="table-column">
      <style:table-column-properties style:column-width="0.8646in"/>
    </style:style>
    <style:style style:name="amendment.D" style:family="table-column">
      <style:table-column-properties style:column-width="1.1111in"/>
    </style:style>
    <style:style style:name="amendment.A1" style:family="table-cell">
      <style:table-cell-properties fo:padding="0.0382in" fo:border-left="0.0007in solid #000000" fo:border-right="none" fo:border-top="0.0007in solid #000000" fo:border-bottom="0.0007in solid #000000"/>
    </style:style>
    <style:style style:name="amendment.D1" style:family="table-cell">
      <style:table-cell-properties fo:padding="0.0382in" fo:border="0.0007in solid #000000"/>
    </style:style>
    <style:style style:name="amendment.A2" style:family="table-cell">
      <style:table-cell-properties fo:padding="0.0382in" fo:border-left="0.0007in solid #000000" fo:border-right="none" fo:border-top="none" fo:border-bottom="0.0007in solid #000000"/>
    </style:style>
    <style:style style:name="amendment.D2" style:family="table-cell">
      <style:table-cell-properties fo:padding="0.0382in" fo:border-left="0.0007in solid #000000" fo:border-right="0.0007in solid #000000" fo:border-top="none" fo:border-bottom="0.0007in solid #000000"/>
    </style:style>
    <style:style style:name="amendment.A3" style:family="table-cell" style:data-style-name="N100">
      <style:table-cell-properties style:vertical-align="top" fo:padding="0.0382in" fo:border-left="0.0007in solid #000000" fo:border-right="none" fo:border-top="none" fo:border-bottom="0.0007in solid #000000"/>
    </style:style>
    <style:style style:name="amendment.D3" style:family="table-cell" style:data-style-name="N37">
      <style:table-cell-properties style:vertical-align="bottom" fo:padding="0.0382in" fo:border-left="0.0007in solid #000000" fo:border-right="0.0007in solid #000000" fo:border-top="none" fo:border-bottom="0.0007in solid #000000"/>
    </style:style>
    <style:style style:name="amendment.A6" style:family="table-cell">
      <style:table-cell-properties style:vertical-align="top" fo:padding="0.0382in" fo:border-left="0.0007in solid #000000" fo:border-right="none" fo:border-top="none" fo:border-bottom="0.0007in solid #000000"/>
    </style:style>
    <style:style style:name="Table1" style:family="table">
      <style:table-properties style:width="5.7688in" table:align="left" style:writing-mode="lr-tb"/>
    </style:style>
    <style:style style:name="Table1.A" style:family="table-column">
      <style:table-column-properties style:column-width="1.9222in"/>
    </style:style>
    <style:style style:name="Table1.C" style:family="table-column">
      <style:table-column-properties style:column-width="1.9243in"/>
    </style:style>
    <style:style style:name="Table1.A1" style:family="table-cell">
      <style:table-cell-properties style:vertical-align="top" fo:padding="0.0382in" fo:border-left="0.0007in solid #000000" fo:border-right="none" fo:border-top="0.0007in solid #000000" fo:border-bottom="0.0007in solid #000000"/>
    </style:style>
    <style:style style:name="Table1.C1" style:family="table-cell">
      <style:table-cell-properties style:vertical-align="top" fo:padding="0.0382in" fo:border="0.0007in solid #000000"/>
    </style:style>
    <style:style style:name="Table1.A2" style:family="table-cell">
      <style:table-cell-properties style:vertical-align="top" fo:padding="0.0382in" fo:border-left="0.0007in solid #000000" fo:border-right="none" fo:border-top="none" fo:border-bottom="0.0007in solid #000000"/>
    </style:style>
    <style:style style:name="Table1.C2" style:family="table-cell">
      <style:table-cell-properties style:vertical-align="top" fo:padding="0.0382in" fo:border-left="0.0007in solid #000000" fo:border-right="0.0007in solid #000000" fo:border-top="none" fo:border-bottom="0.0007in solid #000000"/>
    </style:style>
    <style:style style:name="P1" style:family="paragraph" style:parent-style-name="Heading_20_1" style:master-page-name="Standard">
      <style:paragraph-properties fo:margin-left="0in" fo:margin-right="0in" fo:line-height="150%" fo:text-align="center" style:justify-single-word="false" fo:text-indent="0in" style:auto-text-indent="false"/>
      <style:text-properties fo:font-size="20pt" fo:font-style="italic" style:font-size-asian="20pt" style:font-style-asian="italic" style:font-size-complex="20pt" style:font-style-complex="italic"/>
    </style:style>
    <style:style style:name="P2" style:family="paragraph" style:parent-style-name="Heading_20_1">
      <style:paragraph-properties fo:margin-left="0in" fo:margin-right="0in" fo:line-height="150%" fo:text-align="center" style:justify-single-word="false" fo:text-indent="0in" style:auto-text-indent="false"/>
      <style:text-properties fo:font-size="20pt" fo:font-style="italic" style:font-size-asian="20pt" style:font-style-asian="italic" style:font-size-complex="20pt" style:font-style-complex="italic"/>
    </style:style>
    <style:style style:name="P3" style:family="paragraph" style:parent-style-name="Text_20_body">
      <style:paragraph-properties fo:line-height="150%" fo:text-align="center" style:justify-single-word="false"/>
      <style:text-properties fo:font-size="20pt" fo:font-style="italic" style:font-size-asian="20pt" style:font-style-asian="italic" style:font-size-complex="20pt" style:font-style-complex="italic"/>
    </style:style>
    <style:style style:name="P4" style:family="paragraph" style:parent-style-name="Heading_20_1">
      <style:paragraph-properties fo:margin-left="0in" fo:margin-right="0in" fo:line-height="150%" fo:text-align="center" style:justify-single-word="false" fo:text-indent="0in" style:auto-text-indent="false"/>
    </style:style>
    <style:style style:name="P5" style:family="paragraph" style:parent-style-name="Standard">
      <style:paragraph-properties fo:line-height="150%" fo:text-align="center" style:justify-single-word="false"/>
    </style:style>
    <style:style style:name="P6" style:family="paragraph" style:parent-style-name="Heading_20_3">
      <style:paragraph-properties fo:margin-left="0in" fo:margin-right="0in" fo:line-height="150%" fo:text-indent="0in" style:auto-text-indent="false" fo:break-before="page"/>
    </style:style>
    <style:style style:name="P7" style:family="paragraph" style:parent-style-name="Table_20_Heading">
      <style:paragraph-properties fo:line-height="150%"/>
    </style:style>
    <style:style style:name="P8" style:family="paragraph" style:parent-style-name="Table_20_Contents">
      <style:paragraph-properties fo:line-height="150%"/>
    </style:style>
    <style:style style:name="P9" style:family="paragraph" style:parent-style-name="Table_20_Contents">
      <style:paragraph-properties fo:line-height="150%" fo:text-align="end" style:justify-single-word="false"/>
    </style:style>
    <style:style style:name="P10" style:family="paragraph" style:parent-style-name="Table_20_Contents">
      <style:paragraph-properties fo:line-height="150%" fo:text-align="start" style:justify-single-word="false"/>
      <style:text-properties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line-height="150%" fo:text-align="end" style:justify-single-word="false"/>
      <style:text-properties fo:font-size="12pt" style:font-size-asian="12pt" style:font-style-asian="normal" style:font-weight-asian="normal" style:font-size-complex="12pt" style:font-style-complex="normal" style:font-weight-complex="normal"/>
    </style:style>
    <style:style style:name="P12" style:family="paragraph" style:parent-style-name="Table_20_Contents">
      <style:paragraph-properties fo:line-height="150%" fo:text-align="end" style:justify-single-word="false"/>
      <style:text-properties style:font-size-asian="12pt" style:font-style-asian="normal" style:font-weight-asian="normal" style:font-size-complex="12pt" style:font-style-complex="normal" style:font-weight-complex="normal"/>
    </style:style>
    <style:style style:name="P13" style:family="paragraph" style:parent-style-name="Text_20_body">
      <style:paragraph-properties fo:margin-left="0in" fo:margin-right="0in" fo:line-height="150%" fo:text-indent="0in" style:auto-text-indent="false"/>
    </style:style>
    <style:style style:name="P14" style:family="paragraph" style:parent-style-name="Heading_20_3">
      <style:paragraph-properties fo:line-height="150%"/>
    </style:style>
    <style:style style:name="P15" style:family="paragraph" style:parent-style-name="Text_20_body">
      <style:paragraph-properties fo:line-height="150%"/>
    </style:style>
    <style:style style:name="P16" style:family="paragraph" style:parent-style-name="Text_20_body">
      <style:paragraph-properties fo:line-height="150%"/>
      <style:text-properties fo:font-size="12pt" style:font-size-asian="12pt" style:font-size-complex="12pt"/>
    </style:style>
    <style:style style:name="P17" style:family="paragraph" style:parent-style-name="Text_20_body">
      <style:paragraph-properties fo:line-height="150%"/>
      <style:text-properties fo:font-size="10pt" style:font-size-asian="10pt" style:font-size-complex="10pt"/>
    </style:style>
    <style:style style:name="P18" style:family="paragraph" style:parent-style-name="Text_20_body">
      <style:paragraph-properties fo:line-height="150%" fo:break-before="page"/>
      <style:text-properties fo:font-size="10pt" style:font-size-asian="10pt" style:font-size-complex="10pt"/>
    </style:style>
    <style:style style:name="P19" style:family="paragraph" style:parent-style-name="Heading_20_3">
      <style:paragraph-properties fo:margin-left="0in" fo:margin-right="0in" fo:line-height="150%" fo:text-indent="0in" style:auto-text-indent="false"/>
    </style:style>
    <style:style style:name="P20" style:family="paragraph" style:parent-style-name="Heading_20_4">
      <style:paragraph-properties fo:margin-left="0in" fo:margin-right="0in" fo:line-height="150%" fo:text-indent="0in" style:auto-text-indent="false"/>
    </style:style>
    <style:style style:name="P21" style:family="paragraph" style:parent-style-name="Text_20_body" style:list-style-name="WW8Num1">
      <style:paragraph-properties fo:margin-left="0in" fo:margin-right="0in" fo:line-height="150%" fo:text-indent="0in" style:auto-text-indent="false">
        <style:tab-stops/>
      </style:paragraph-properties>
    </style:style>
    <style:style style:name="P22" style:family="paragraph" style:parent-style-name="Text_20_body">
      <style:paragraph-properties fo:line-height="150%" fo:background-color="#ffffff">
        <style:background-image/>
      </style:paragraph-properties>
    </style:style>
    <style:style style:name="P23" style:family="paragraph" style:parent-style-name="Standard" style:list-style-name="WW8Num2">
      <style:paragraph-properties fo:margin-left="0in" fo:margin-right="0in" fo:line-height="150%" fo:text-align="start" style:justify-single-word="false" fo:text-indent="0in" style:auto-text-indent="false">
        <style:tab-stops/>
      </style:paragraph-properties>
    </style:style>
    <style:style style:name="P24" style:family="paragraph" style:parent-style-name="Standard">
      <style:paragraph-properties fo:line-height="150%" fo:text-align="start" style:justify-single-word="false"/>
    </style:style>
    <style:style style:name="P25" style:family="paragraph" style:parent-style-name="Standard">
      <style:paragraph-properties fo:line-height="150%" fo:text-align="start" style:justify-single-word="false"/>
      <style:text-properties fo:font-size="12pt" style:font-size-asian="12pt" style:font-size-complex="12pt"/>
    </style:style>
    <style:style style:name="P26" style:family="paragraph" style:parent-style-name="WW-Table_20_Heading">
      <style:paragraph-properties fo:line-height="150%"/>
    </style:style>
    <style:style style:name="P27" style:family="paragraph" style:parent-style-name="WW-Table_20_Contents">
      <style:paragraph-properties fo:line-height="150%"/>
    </style:style>
    <style:style style:name="P28" style:family="paragraph" style:parent-style-name="WW-Table_20_Contents">
      <style:paragraph-properties fo:line-height="150%" fo:text-align="start" style:justify-single-word="false"/>
    </style:style>
    <style:style style:name="P29" style:family="paragraph" style:parent-style-name="WW-Table_20_Contents">
      <style:paragraph-properties fo:line-height="150%"/>
      <style:text-properties fo:font-size="10pt" fo:font-weight="bold" style:font-size-asian="10pt" style:font-weight-asian="bold" style:font-weight-complex="bold"/>
    </style:style>
    <style:style style:name="P30" style:family="paragraph" style:parent-style-name="Standard" style:list-style-name="WW8Num3">
      <style:paragraph-properties fo:margin-left="0in" fo:margin-right="0in" fo:line-height="150%" fo:text-align="start" style:justify-single-word="false" fo:text-indent="0in" style:auto-text-indent="false">
        <style:tab-stops/>
      </style:paragraph-properties>
      <style:text-properties fo:font-size="12pt" fo:background-color="transparent" style:font-size-asian="12pt" style:font-size-complex="12pt"/>
    </style:style>
    <style:style style:name="P31" style:family="paragraph" style:parent-style-name="Standard">
      <style:paragraph-properties fo:margin-left="0.1965in" fo:margin-right="0in" fo:line-height="150%" fo:text-align="start" style:justify-single-word="false" fo:text-indent="0in" style:auto-text-indent="false"/>
      <style:text-properties fo:font-size="12pt" fo:background-color="transparent" style:font-size-asian="12pt" style:font-size-complex="12pt"/>
    </style:style>
    <style:style style:name="P32" style:family="paragraph" style:parent-style-name="Standard">
      <style:paragraph-properties fo:margin-left="0.1965in" fo:margin-right="0in" fo:line-height="150%" fo:text-align="start" style:justify-single-word="false" fo:text-indent="0in" style:auto-text-indent="false"/>
    </style:style>
    <style:style style:name="P33" style:family="paragraph" style:parent-style-name="Standard" style:list-style-name="WW8Num3">
      <style:paragraph-properties fo:margin-left="0in" fo:margin-right="0in" fo:line-height="150%" fo:text-align="start" style:justify-single-word="false" fo:text-indent="0in" style:auto-text-indent="false">
        <style:tab-stops/>
      </style:paragraph-properties>
      <style:text-properties fo:font-size="12pt" style:font-size-asian="12pt" style:font-size-complex="12pt"/>
    </style:style>
    <style:style style:name="P34" style:family="paragraph" style:parent-style-name="Standard">
      <style:paragraph-properties fo:margin-left="0.1965in" fo:margin-right="0in" fo:line-height="150%" fo:text-align="start" style:justify-single-word="false" fo:text-indent="0in" style:auto-text-indent="false"/>
      <style:text-properties fo:font-size="12pt" fo:background-color="#ffffff" style:font-size-asian="12pt" style:font-size-complex="12pt"/>
    </style:style>
    <style:style style:name="P35" style:family="paragraph" style:parent-style-name="Standard">
      <style:paragraph-properties fo:margin-left="0.1965in" fo:margin-right="0in" fo:line-height="150%" fo:text-align="start" style:justify-single-word="false" fo:text-indent="0in" style:auto-text-indent="false"/>
      <style:text-properties fo:font-size="12pt" style:font-size-asian="12pt" style:font-size-complex="12pt"/>
    </style:style>
    <style:style style:name="P36" style:family="paragraph" style:parent-style-name="Standard" style:list-style-name="WW8Num4">
      <style:paragraph-properties fo:margin-left="0in" fo:margin-right="0in" fo:line-height="150%" fo:text-align="start" style:justify-single-word="false" fo:text-indent="0in" style:auto-text-indent="false">
        <style:tab-stops/>
      </style:paragraph-properties>
      <style:text-properties fo:font-size="12pt" style:font-size-asian="12pt" style:font-size-complex="12pt"/>
    </style:style>
    <style:style style:name="P37" style:family="paragraph" style:parent-style-name="Standard" style:list-style-name="WW8Num4">
      <style:paragraph-properties fo:margin-left="0in" fo:margin-right="0in" fo:line-height="150%" fo:text-align="start" style:justify-single-word="false" fo:text-indent="0in" style:auto-text-indent="false">
        <style:tab-stops/>
      </style:paragraph-properties>
      <style:text-properties fo:font-size="12pt" fo:background-color="transparent" style:font-size-asian="12pt" style:font-size-complex="12pt"/>
    </style:style>
    <style:style style:name="P38" style:family="paragraph" style:parent-style-name="Text_20_body">
      <style:paragraph-properties fo:line-height="150%"/>
      <style:text-properties fo:background-color="transparent"/>
    </style:style>
    <style:style style:name="P39" style:family="paragraph" style:parent-style-name="Text_20_body">
      <style:paragraph-properties fo:line-height="150%" fo:text-align="start" style:justify-single-word="false"/>
      <style:text-properties fo:font-size="12pt" style:font-size-asian="12pt" style:font-size-complex="12pt"/>
    </style:style>
    <style:style style:name="P40" style:family="paragraph" style:parent-style-name="Text_20_body" style:list-style-name="WW8Num5">
      <style:paragraph-properties fo:margin-left="0in" fo:margin-right="0in" fo:line-height="150%" fo:text-align="start" style:justify-single-word="false" fo:text-indent="0in" style:auto-text-indent="false">
        <style:tab-stops/>
      </style:paragraph-properties>
      <style:text-properties fo:font-size="12pt" style:font-size-asian="12pt" style:font-size-complex="12pt"/>
    </style:style>
    <style:style style:name="P41" style:family="paragraph" style:parent-style-name="Text_20_body" style:list-style-name="WW8Num5">
      <style:paragraph-properties fo:margin-left="0in" fo:margin-right="0in" fo:line-height="150%" fo:text-align="start" style:justify-single-word="false" fo:text-indent="0in" style:auto-text-indent="false">
        <style:tab-stops/>
      </style:paragraph-properties>
      <style:text-properties fo:font-size="12pt" fo:background-color="transparent" style:font-size-asian="12pt" style:font-size-complex="12pt"/>
    </style:style>
    <style:style style:name="P42" style:family="paragraph" style:parent-style-name="Text_20_body">
      <style:paragraph-properties fo:margin-left="0.1965in" fo:margin-right="0in" fo:line-height="150%" fo:text-align="start" style:justify-single-word="false" fo:text-indent="0in" style:auto-text-indent="false"/>
      <style:text-properties fo:font-size="12pt" fo:background-color="transparent" style:font-size-asian="12pt" style:font-size-complex="12pt"/>
    </style:style>
    <style:style style:name="P43" style:family="paragraph" style:parent-style-name="Text_20_body">
      <style:paragraph-properties fo:line-height="150%"/>
      <style:text-properties fo:font-size="11pt" style:font-size-asian="11pt" style:font-size-complex="11pt"/>
    </style:style>
    <style:style style:name="P44" style:family="paragraph" style:parent-style-name="Standard" style:list-style-name="L2">
      <style:paragraph-properties fo:line-height="150%" fo:text-align="start" style:justify-single-word="false"/>
      <style:text-properties fo:font-size="11pt" fo:background-color="transparent" style:font-size-asian="11pt" style:font-size-complex="11pt"/>
    </style:style>
    <style:style style:name="P45" style:family="paragraph" style:parent-style-name="Heading_20_3">
      <style:paragraph-properties fo:margin-left="0in" fo:margin-right="0in" fo:line-height="150%" fo:text-indent="0in" style:auto-text-indent="false"/>
      <style:text-properties fo:background-color="transparent"/>
    </style:style>
    <style:style style:name="P46" style:family="paragraph" style:parent-style-name="Text_20_body">
      <style:paragraph-properties fo:margin-left="0in" fo:margin-right="0in" fo:line-height="150%" fo:text-indent="0in" style:auto-text-indent="false"/>
      <style:text-properties fo:background-color="transparent"/>
    </style:style>
    <style:style style:name="P47" style:family="paragraph" style:parent-style-name="Text_20_body" style:list-style-name="WW8Num6">
      <style:paragraph-properties fo:margin-left="0in" fo:margin-right="0in" fo:line-height="150%" fo:text-indent="0in" style:auto-text-indent="false">
        <style:tab-stops/>
      </style:paragraph-properties>
    </style:style>
    <style:style style:name="P48" style:family="paragraph" style:parent-style-name="Text_20_body">
      <style:paragraph-properties fo:margin-left="0.1965in" fo:margin-right="0in" fo:line-height="150%" fo:text-indent="0in" style:auto-text-indent="false"/>
    </style:style>
    <style:style style:name="P49" style:family="paragraph" style:parent-style-name="Standard">
      <style:paragraph-properties fo:line-height="150%" fo:text-align="start" style:justify-single-word="false" fo:break-before="page"/>
    </style:style>
    <style:style style:name="P50"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51" style:family="paragraph" style:parent-style-name="Standard">
      <style:paragraph-properties fo:line-height="150%" fo:text-align="start" style:justify-single-word="false"/>
      <style:text-properties fo:font-size="16pt" fo:font-weight="bold" style:font-size-asian="16pt" style:font-weight-asian="bold" style:font-size-complex="16pt" style:font-weight-complex="bold"/>
    </style:style>
    <style:style style:name="P52" style:family="paragraph" style:parent-style-name="Heading_20_4">
      <style:paragraph-properties fo:margin-left="0.1965in" fo:margin-right="0in" fo:line-height="150%" fo:text-indent="0in" style:auto-text-indent="false"/>
    </style:style>
    <style:style style:name="P53" style:family="paragraph" style:parent-style-name="Text_20_body" style:list-style-name="WW8Num7">
      <style:paragraph-properties fo:margin-left="0in" fo:margin-right="0in" fo:line-height="150%" fo:text-indent="0in" style:auto-text-indent="false">
        <style:tab-stops/>
      </style:paragraph-properties>
    </style:style>
    <style:style style:name="P54" style:family="paragraph" style:parent-style-name="Standard">
      <style:paragraph-properties fo:line-height="150%" fo:text-align="start" style:justify-single-word="false"/>
      <style:text-properties style:font-name="Courier" fo:font-size="10pt" style:font-size-asian="10pt" style:font-size-complex="10pt"/>
    </style:style>
    <style:style style:name="P55" style:family="paragraph" style:parent-style-name="Standard">
      <style:paragraph-properties fo:line-height="150%"/>
      <style:text-properties style:font-name="Courier" fo:font-size="10pt" style:font-size-asian="10pt" style:font-size-complex="10pt"/>
    </style:style>
    <style:style style:name="T1" style:family="text">
      <style:text-properties fo:font-size="20pt" fo:font-style="italic" style:font-size-asian="20pt" style:font-style-asian="italic" style:font-size-complex="20pt" style:font-style-complex="italic"/>
    </style:style>
    <style:style style:name="T2" style:family="text">
      <style:text-properties fo:font-size="20pt" style:font-size-asian="20pt" style:font-size-complex="20pt"/>
    </style:style>
    <style:style style:name="T3" style:family="text">
      <style:text-properties fo:background-color="#ffffff"/>
    </style:style>
    <style:style style:name="T4" style:family="text">
      <style:text-properties fo:font-size="12pt" style:font-size-asian="12pt" style:font-size-complex="12pt"/>
    </style:style>
    <style:style style:name="T5" style:family="text">
      <style:text-properties fo:font-size="12pt" fo:font-style="italic" style:font-size-asian="12pt" style:font-size-complex="12pt"/>
    </style:style>
    <style:style style:name="T6" style:family="text">
      <style:text-properties fo:font-style="italic" style:font-style-asian="italic" style:font-style-complex="italic"/>
    </style:style>
    <style:style style:name="T7" style:family="text">
      <style:text-properties fo:font-style="italic"/>
    </style:style>
    <style:style style:name="T8" style:family="text">
      <style:text-properties fo:font-style="normal" style:font-style-asian="normal" style:font-style-complex="normal"/>
    </style:style>
    <style:style style:name="T9" style:family="text">
      <style:text-properties fo:font-style="italic" fo:background-color="#ffffff"/>
    </style:style>
    <style:style style:name="T10" style:family="text">
      <style:text-properties fo:font-style="normal" fo:background-color="#ffffff" style:font-style-asian="normal" style:font-style-complex="normal"/>
    </style:style>
    <style:style style:name="T11" style:family="text">
      <style:text-properties fo:background-color="transparent"/>
    </style:style>
    <style:style style:name="T12" style:family="text">
      <style:text-properties fo:font-style="italic" fo:background-color="transparent"/>
    </style:style>
    <style:style style:name="T13" style:family="text">
      <style:text-properties fo:language="en" fo:country="US"/>
    </style:style>
    <style:style style:name="T14" style:family="text">
      <style:text-properties fo:font-size="12pt" fo:background-color="transparent" style:font-size-asian="12pt" style:font-size-complex="12pt"/>
    </style:style>
    <style:style style:name="T15" style:family="text">
      <style:text-properties fo:font-size="14pt" style:font-size-asian="14pt" style:font-size-complex="14pt"/>
    </style:style>
    <style:style style:name="T16" style:family="text">
      <style:text-properties fo:font-style="italic" style:font-style-asian="italic"/>
    </style:style>
    <style:style style:name="T17" style:family="text">
      <style:text-properties style:text-position="super 58%"/>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2" text:outline-level="1"/>
      <text:h text:style-name="P2" text:outline-level="1"/>
      <text:h text:style-name="P2" text:outline-level="1"/>
      <text:p text:style-name="P3"/>
      <text:p text:style-name="P3"/>
      <text:p text:style-name="P3"/>
      <text:h text:style-name="P4" text:outline-level="1"><text:span text:style-name="T1">open</text:span><text:span text:style-name="T2">EHR Reference Model Java ITS</text:span></text:h>
      <text:p text:style-name="P5"/>
      <text:p text:style-name="P5"/>
      <text:p text:style-name="P5">Revision: 1.4</text:p>
      <text:p text:style-name="P5">Pages: <text:page-count>18</text:page-count></text:p>
      <text:p text:style-name="P5"/>
      <text:p text:style-name="P5"/>
      <text:p text:style-name="P5"/>
      <text:p text:style-name="P5"><text:span text:style-name="T3">Author</text:span>: Rong Chen</text:p>
      <text:p text:style-name="P5">rong@acode.se</text:p>
      <text:p text:style-name="P5"/>
      <text:p text:style-name="P5">ACODE HB, Sweden</text:p>
      <text:p text:style-name="P5">http://www.acode.se</text:p>
      <text:h text:style-name="P6" text:outline-level="3">Revision History</text:h>
      <table:table table:name="amendment" table:style-name="amendment">
        <table:table-column table:style-name="amendment.A"/>
        <table:table-column table:style-name="amendment.B"/>
        <table:table-column table:style-name="amendment.C"/>
        <table:table-column table:style-name="amendment.D"/>
        <table:table-header-rows>
          <table:table-row>
            <table:table-cell table:style-name="amendment.A1" office:value-type="string">
              <text:p text:style-name="P7">Rev.</text:p>
            </table:table-cell>
            <table:table-cell table:style-name="amendment.A1" office:value-type="string">
              <text:p text:style-name="P7">Details</text:p>
            </table:table-cell>
            <table:table-cell table:style-name="amendment.A1" office:value-type="string">
              <text:p text:style-name="P7">Who</text:p>
            </table:table-cell>
            <table:table-cell table:style-name="amendment.D1" office:value-type="string">
              <text:p text:style-name="P7">Completed</text:p>
            </table:table-cell>
          </table:table-row>
        </table:table-header-rows>
        <table:table-row>
          <table:table-cell table:style-name="amendment.A2" office:value-type="string">
            <text:p text:style-name="P8">1.4</text:p>
          </table:table-cell>
          <table:table-cell table:style-name="amendment.A2" office:value-type="string">
            <text:p text:style-name="P8">Incorporated T Beale's comments</text:p>
          </table:table-cell>
          <table:table-cell table:style-name="amendment.A2" office:value-type="string">
            <text:p text:style-name="P8">R Chen</text:p>
          </table:table-cell>
          <table:table-cell table:style-name="amendment.D2" office:value-type="string">
            <text:p text:style-name="P9">01/12/06</text:p>
          </table:table-cell>
        </table:table-row>
        <table:table-row>
          <table:table-cell table:style-name="amendment.A3" office:value-type="float" office:value="36526">
            <text:p text:style-name="P10">1.3</text:p>
          </table:table-cell>
          <table:table-cell table:style-name="amendment.A2" office:value-type="string">
            <text:p text:style-name="P8">Some minor updates</text:p>
          </table:table-cell>
          <table:table-cell table:style-name="amendment.A2" office:value-type="string">
            <text:p text:style-name="P8">R Chen</text:p>
          </table:table-cell>
          <table:table-cell table:style-name="amendment.D3" office:value-type="date" office:date-value="2005-12-06">
            <text:p text:style-name="P9">12/06/05</text:p>
          </table:table-cell>
        </table:table-row>
        <table:table-row>
          <table:table-cell table:style-name="amendment.A3" office:value-type="float" office:value="36526">
            <text:p text:style-name="P10">1.2</text:p>
          </table:table-cell>
          <table:table-cell table:style-name="amendment.A2" office:value-type="string">
            <text:p text:style-name="P8">Added Demographic and EHR Extract information model</text:p>
          </table:table-cell>
          <table:table-cell table:style-name="amendment.A2" office:value-type="string">
            <text:p text:style-name="P8">R Chen</text:p>
          </table:table-cell>
          <table:table-cell table:style-name="amendment.D3" office:value-type="date" office:date-value="2005-03-13">
            <text:p text:style-name="P9">03/13/05</text:p>
          </table:table-cell>
        </table:table-row>
        <table:table-row>
          <table:table-cell table:style-name="amendment.A3" office:value-type="float" office:value="36526">
            <text:p text:style-name="P10">1.1</text:p>
          </table:table-cell>
          <table:table-cell table:style-name="amendment.A2" office:value-type="string">
            <text:p text:style-name="P8">Switched target JDK from 1.4 to 5.0</text:p>
            <text:p text:style-name="P8"/>
          </table:table-cell>
          <table:table-cell table:style-name="amendment.A2" office:value-type="string">
            <text:p text:style-name="P8">R Chen</text:p>
          </table:table-cell>
          <table:table-cell table:style-name="amendment.D3" office:value-type="date" office:date-value="2004-10-15">
            <text:p text:style-name="P9">10/15/04</text:p>
          </table:table-cell>
        </table:table-row>
        <table:table-row>
          <table:table-cell table:style-name="amendment.A6" office:value-type="string">
            <text:p text:style-name="P8">1.0.2</text:p>
          </table:table-cell>
          <table:table-cell table:style-name="amendment.A2" office:value-type="string">
            <text:p text:style-name="P8">“DV_” prefix kept and renamed to “Dv” </text:p>
          </table:table-cell>
          <table:table-cell table:style-name="amendment.A2" office:value-type="string">
            <text:p text:style-name="P8">R Chen</text:p>
          </table:table-cell>
          <table:table-cell table:style-name="amendment.D3" office:value-type="date" office:date-value="2004-09-07">
            <text:p text:style-name="P11">09/07/04</text:p>
          </table:table-cell>
        </table:table-row>
        <table:table-row>
          <table:table-cell table:style-name="amendment.A6" office:value-type="string">
            <text:p text:style-name="P8">1.0.1</text:p>
          </table:table-cell>
          <table:table-cell table:style-name="amendment.A2" office:value-type="string">
            <text:p text:style-name="P8">Added “Implementations from Java API”, separated “immutability from value object” and some minor corrections</text:p>
          </table:table-cell>
          <table:table-cell table:style-name="amendment.A2" office:value-type="string">
            <text:p text:style-name="P8">R Chen</text:p>
          </table:table-cell>
          <table:table-cell table:style-name="amendment.D3" office:value-type="date" office:date-value="2004-08-27">
            <text:p text:style-name="P11">08/27/04</text:p>
          </table:table-cell>
        </table:table-row>
        <table:table-row>
          <table:table-cell table:style-name="amendment.A3" office:value-type="float" office:value="1">
            <text:p text:style-name="P8">1.0.0</text:p>
          </table:table-cell>
          <table:table-cell table:style-name="amendment.A2" office:value-type="string">
            <text:p text:style-name="P8">Initial writing</text:p>
          </table:table-cell>
          <table:table-cell table:style-name="amendment.A2" office:value-type="string">
            <text:p text:style-name="P8">R Chen</text:p>
          </table:table-cell>
          <table:table-cell table:style-name="amendment.D3" office:value-type="date" office:date-value="2004-08-11">
            <text:p text:style-name="P12">08/11/04</text:p>
          </table:table-cell>
        </table:table-row>
      </table:table>
      <text:p text:style-name="P13"/>
      <text:h text:style-name="P14" text:outline-level="3">Acknowledgments</text:h>
      <text:p text:style-name="P15"><text:span text:style-name="T4">Thank Thomas Beale and others from </text:span><text:span text:style-name="T5">open</text:span><text:span text:style-name="T4">EHR for the original work, and Thomas Beale particularly for valuable discussions and the initial invitation to write this document.</text:span></text:p>
      <text:p text:style-name="P16"/>
      <text:p text:style-name="P15"><text:span text:style-name="T4">Thank G</text:span>öran<text:span text:style-name="T4"> Pestana, my partner at ACODE HB Sweden for the initial review and support.</text:span></text:p>
      <text:p text:style-name="P17"/>
      <text:p text:style-name="P18"/>
      <text:h text:style-name="P19" text:outline-level="3">1 Introduction</text:h>
      <text:h text:style-name="P20" text:outline-level="4">1.1 Purpose</text:h>
      <text:p text:style-name="P15">This document provides recommendations and guidelines for Java implementation of the <text:span text:style-name="T6">open</text:span>EHR Reference Model, which at the time of writing consists of the Reference Information Model and the Archetype Model. The Reference Information Model includes Data Types, Demographic, Common, Support, Data Structures, EHR and EHR Extract model. </text:p>
      <text:h text:style-name="P20" text:outline-level="4">1.2 Related Documents </text:h>
      <text:list text:style-name="WW8Num1">
        <text:list-item>
          <text:p text:style-name="P21">The <text:span text:style-name="T6">open</text:span>EHR Data Types Information Model</text:p>
        </text:list-item>
        <text:list-item>
          <text:p text:style-name="P21">The <text:span text:style-name="T7">open</text:span>EHR Common Information Model </text:p>
        </text:list-item>
        <text:list-item>
          <text:p text:style-name="P21">The <text:span text:style-name="T7">open</text:span>EHR Demographic Information Model </text:p>
        </text:list-item>
        <text:list-item>
          <text:p text:style-name="P21">The <text:span text:style-name="T7">open</text:span>EHR Support Information Model </text:p>
        </text:list-item>
        <text:list-item>
          <text:p text:style-name="P21">The <text:span text:style-name="T7">open</text:span>EHR Data Structures Information Model </text:p>
        </text:list-item>
        <text:list-item>
          <text:p text:style-name="P21">The <text:span text:style-name="T7">open</text:span>EHR EHR Information Model </text:p>
        </text:list-item>
        <text:list-item>
          <text:p text:style-name="P21">The <text:span text:style-name="T7">open</text:span>EHR EHR Extract Information Model </text:p>
        </text:list-item>
        <text:list-item>
          <text:p text:style-name="P21">The <text:span text:style-name="T7">open</text:span>EHR Archetype Object Model</text:p>
        </text:list-item>
        <text:list-item>
          <text:p text:style-name="P21">The <text:span text:style-name="T7">open</text:span>EHR Archetype Definition Language</text:p>
        </text:list-item>
        <text:list-item>
          <text:p text:style-name="P21">The <text:span text:style-name="T7">open</text:span>EHR Archetype Profile</text:p>
        </text:list-item>
      </text:list>
      <text:h text:style-name="P19" text:outline-level="3">2 Background</text:h>
      <text:h text:style-name="P20" text:outline-level="4">2.1 Scope</text:h>
      <text:p text:style-name="P22">This document is based on the work on a Java implementation of the <text:span text:style-name="T7">open</text:span>EHR Reference Model. The code has been released by ACODE under <text:span text:style-name="T8">open</text:span> source license <text:s/>and later adopted by the <text:span text:style-name="T7">open</text:span>EHR foundation as the reference Java implementation.</text:p>
      <text:p text:style-name="P22"/>
      <text:p text:style-name="P22">The recommendations presented here only <text:span text:style-name="T3">apply to perspective Java implementation of the </text:span><text:span text:style-name="T9">open</text:span><text:span text:style-name="T3">EHR Reference Model. No presumption about usage of the reference model, e.g. used within desktop application or server-side component has been made. The idea is that the reference model implementation should be generic enough to be used in different application context. There is no design choice made for specific persistence or </text:span><text:span text:style-name="T10">presentation</text:span><text:span text:style-name="T3"> solution either. Since in an archetype-based system, the reference model probably should not have any dependency on either the </text:span><text:span text:style-name="T10">presentation</text:span><text:span text:style-name="T3"> layer or the persistence layer.</text:span></text:p>
      <text:h text:style-name="P20" text:outline-level="4">2.2 Guideline Criteria</text:h>
      <text:p text:style-name="P15">The <text:span text:style-name="T7">open</text:span>EHR Reference Model <text:span text:style-name="T11">is designed to be programming language independent. <text:s/>It has been developed according to the UM semantics, and implemented thus validated in Eiffel programming language.</text:span></text:p>
      <text:p text:style-name="P15"><text:span text:style-name="T11">There are a number of things one needs to bear in mind when implements the </text:span><text:span text:style-name="T12">open</text:span><text:span text:style-name="T11">EHR Reference Model in Java. Some of them are cosmetic issues, like </text:span>naming conventions, some of them are more profound, for example, Design By Contract in Eiffel, which is heavily used to reinforce the reference model and but not supported natively in Java. In general, the goal is to implement the <text:span text:style-name="T7">open</text:span>EHR model in Java as faithful to the original specifications as possible and at same time keep the Java look-and-feel.</text:p>
      <text:p text:style-name="P15"/>
      <text:list text:style-name="WW8Num2">
        <text:list-item>
          <text:p text:style-name="P23">Java implementation must be able to present the information that can be presented by the original class model in the specifications.</text:p>
        </text:list-item>
        <text:list-item>
          <text:p text:style-name="P23">It should look similar to the original model in terms of class names, attribute names and method signatures, so that mapping between <text:span text:style-name="T3">the</text:span> Java implementation and the original model can be easily made. </text:p>
        </text:list-item>
        <text:list-item>
          <text:p text:style-name="P23">Java implementation should look like Java. That is it should follow Java standards, naming conventions and idioms, make use of both built-in and well-known APIs <text:s/>from third parties instead of re-inventing the wheel. </text:p>
        </text:list-item>
      </text:list>
      <text:h text:style-name="P20" text:outline-level="4">2.3 Java Platform</text:h>
      <text:p text:style-name="P15">The Java platform targeted here is Java 2 Platform, Standard Edition, v5.0 mainly because of newly added support of generic types. </text:p>
      <text:p text:style-name="P15">The Enterprise Edition is not required to implement the reference model, but it will be very useful in im<text:span text:style-name="T11">plementing the Service Model. The 'assert' keyword added since J2SE v 1.4 could be useful to implement DBC like pre-conditions (see more in DBC section). </text:span></text:p>
      <text:h text:style-name="P19" text:outline-level="3">3. Assumed Types</text:h>
      <text:p text:style-name="P24"><text:span text:style-name="T4">The list of assumed types</text:span> are <text:span text:style-name="T13">quoted</text:span> from <text:span text:style-name="T7">open</text:span>EHR Support Information Model document (support_im-1_1.pdf). <text:span text:style-name="T4">The mapping to Java types[10] is listed below: </text:span></text:p>
      <text:p text:style-name="P25"/>
      <text:p text:style-name="P25"/>
      <table:table table:name="Table1" table:style-name="Table1">
        <table:table-column table:style-name="Table1.A" table:number-columns-repeated="2"/>
        <table:table-column table:style-name="Table1.C"/>
        <table:table-header-rows>
          <table:table-row>
            <table:table-cell table:style-name="Table1.A1" office:value-type="string">
              <text:p text:style-name="P26">Assumed Type</text:p>
            </table:table-cell>
            <table:table-cell table:style-name="Table1.A1" office:value-type="string">
              <text:p text:style-name="P26">Java Type</text:p>
            </table:table-cell>
            <table:table-cell table:style-name="Table1.C1" office:value-type="string">
              <text:p text:style-name="P26">Comment</text:p>
            </table:table-cell>
          </table:table-row>
        </table:table-header-rows>
        <table:table-row>
          <table:table-cell table:style-name="Table1.A2" office:value-type="string">
            <text:p text:style-name="P27">Any</text:p>
          </table:table-cell>
          <table:table-cell table:style-name="Table1.A2" office:value-type="string">
            <text:p text:style-name="P27">Object</text:p>
          </table:table-cell>
          <table:table-cell table:style-name="Table1.C2" office:value-type="string">
            <text:p text:style-name="P27">super class of all Java types </text:p>
          </table:table-cell>
        </table:table-row>
        <table:table-row>
          <table:table-cell table:style-name="Table1.A2" office:value-type="string">
            <text:p text:style-name="P27">Boolean</text:p>
          </table:table-cell>
          <table:table-cell table:style-name="Table1.A2" office:value-type="string">
            <text:p text:style-name="P27">boolean, Boolean</text:p>
          </table:table-cell>
          <table:table-cell table:style-name="Table1.C2" office:value-type="string">
            <text:p text:style-name="P27">primitive type or class</text:p>
          </table:table-cell>
        </table:table-row>
        <table:table-row>
          <table:table-cell table:style-name="Table1.A2" office:value-type="string">
            <text:p text:style-name="P28">Character</text:p>
          </table:table-cell>
          <table:table-cell table:style-name="Table1.A2" office:value-type="string">
            <text:p text:style-name="P28">char, Character </text:p>
          </table:table-cell>
          <table:table-cell table:style-name="Table1.C2" office:value-type="string">
            <text:p text:style-name="P28">primitive type or class</text:p>
          </table:table-cell>
        </table:table-row>
        <table:table-row>
          <table:table-cell table:style-name="Table1.A2" office:value-type="string">
            <text:p text:style-name="P28">Integer</text:p>
          </table:table-cell>
          <table:table-cell table:style-name="Table1.A2" office:value-type="string">
            <text:p text:style-name="P28">int, Integer</text:p>
          </table:table-cell>
          <table:table-cell table:style-name="Table1.C2" office:value-type="string">
            <text:p text:style-name="P28">primitive type or class</text:p>
          </table:table-cell>
        </table:table-row>
        <table:table-row>
          <table:table-cell table:style-name="Table1.A2" office:value-type="string">
            <text:p text:style-name="P28">Integer_64</text:p>
          </table:table-cell>
          <table:table-cell table:style-name="Table1.A2" office:value-type="string">
            <text:p text:style-name="P28">long, Long</text:p>
          </table:table-cell>
          <table:table-cell table:style-name="Table1.C2" office:value-type="string">
            <text:p text:style-name="P28">primitive type or class</text:p>
          </table:table-cell>
        </table:table-row>
        <table:table-row>
          <table:table-cell table:style-name="Table1.A2" office:value-type="string">
            <text:p text:style-name="P28">Real</text:p>
          </table:table-cell>
          <table:table-cell table:style-name="Table1.A2" office:value-type="string">
            <text:p text:style-name="P28">float, Float</text:p>
          </table:table-cell>
          <table:table-cell table:style-name="Table1.C2" office:value-type="string">
            <text:p text:style-name="P28">primitive type or class</text:p>
          </table:table-cell>
        </table:table-row>
        <table:table-row>
          <table:table-cell table:style-name="Table1.A2" office:value-type="string">
            <text:p text:style-name="P28">Double</text:p>
          </table:table-cell>
          <table:table-cell table:style-name="Table1.A2" office:value-type="string">
            <text:p text:style-name="P28">double, Double</text:p>
          </table:table-cell>
          <table:table-cell table:style-name="Table1.C2" office:value-type="string">
            <text:p text:style-name="P28">primitive type or class</text:p>
          </table:table-cell>
        </table:table-row>
        <table:table-row>
          <table:table-cell table:style-name="Table1.A2" office:value-type="string">
            <text:p text:style-name="P28">String</text:p>
          </table:table-cell>
          <table:table-cell table:style-name="Table1.A2" office:value-type="string">
            <text:p text:style-name="P28">String</text:p>
          </table:table-cell>
          <table:table-cell table:style-name="Table1.C2" office:value-type="string">
            <text:p text:style-name="P28">Unicode is natively supported</text:p>
          </table:table-cell>
        </table:table-row>
        <table:table-row>
          <table:table-cell table:style-name="Table1.A2" office:value-type="string">
            <text:p text:style-name="P28">Container</text:p>
          </table:table-cell>
          <table:table-cell table:style-name="Table1.A2" office:value-type="string">
            <text:p text:style-name="P28">java.util.Collection</text:p>
          </table:table-cell>
          <table:table-cell table:style-name="Table1.C2" office:value-type="string">
            <text:p text:style-name="P28">In Java, Container is not parent of arrays</text:p>
          </table:table-cell>
        </table:table-row>
        <table:table-row>
          <table:table-cell table:style-name="Table1.A2" office:value-type="string">
            <text:p text:style-name="P28">Array&lt;T&gt;</text:p>
          </table:table-cell>
          <table:table-cell table:style-name="Table1.A2" office:value-type="string">
            <text:p text:style-name="P28">T[]</text:p>
          </table:table-cell>
          <table:table-cell table:style-name="Table1.C2" office:value-type="string">
            <text:p text:style-name="P28">supported as first-class objects</text:p>
          </table:table-cell>
        </table:table-row>
        <table:table-row>
          <table:table-cell table:style-name="Table1.A2" office:value-type="string">
            <text:p text:style-name="P28">List&lt;T&gt;</text:p>
          </table:table-cell>
          <table:table-cell table:style-name="Table1.A2" office:value-type="string">
            <text:p text:style-name="P28">java.util.List</text:p>
          </table:table-cell>
          <table:table-cell table:style-name="Table1.C2" office:value-type="string">
            <text:p text:style-name="P28">subclass of Collection</text:p>
          </table:table-cell>
        </table:table-row>
        <table:table-row>
          <table:table-cell table:style-name="Table1.A2" office:value-type="string">
            <text:p text:style-name="P28">Set&lt;T&gt;</text:p>
          </table:table-cell>
          <table:table-cell table:style-name="Table1.A2" office:value-type="string">
            <text:p text:style-name="P28">java.util.Set</text:p>
          </table:table-cell>
          <table:table-cell table:style-name="Table1.C2" office:value-type="string">
            <text:p text:style-name="P28">subclass of Collection</text:p>
          </table:table-cell>
        </table:table-row>
        <table:table-row>
          <table:table-cell table:style-name="Table1.A2" office:value-type="string">
            <text:p text:style-name="P28">Bag&lt;T&gt;</text:p>
          </table:table-cell>
          <table:table-cell table:style-name="Table1.A2" office:value-type="string">
            <text:p text:style-name="P29">org.apache.commons.collections.bag</text:p>
          </table:table-cell>
          <table:table-cell table:style-name="Table1.C2" office:value-type="string">
            <text:p text:style-name="P28">from Apache Software Foundation</text:p>
          </table:table-cell>
        </table:table-row>
        <table:table-row>
          <table:table-cell table:style-name="Table1.A2" office:value-type="string">
            <text:p text:style-name="P28">Interval </text:p>
          </table:table-cell>
          <table:table-cell table:style-name="Table1.A2" office:value-type="string">
            <text:p text:style-name="P28">not supported</text:p>
          </table:table-cell>
          <table:table-cell table:style-name="Table1.C2" office:value-type="string">
            <text:p text:style-name="P28">See Appendix.B for sample implementation.</text:p>
          </table:table-cell>
        </table:table-row>
      </table:table>
      <text:p text:style-name="P24"/>
      <text:h text:style-name="P19" text:outline-level="3">4. Naming Convention</text:h>
      <text:p text:style-name="P24"><text:span text:style-name="T4">In general, naming of packages, classes, methods and attributes should follow </text:span><text:span text:style-name="T14">the Java Naming Convention[11]</text:span></text:p>
      <text:list text:style-name="WW8Num3">
        <text:list-item>
          <text:p text:style-name="P30">packages </text:p>
        </text:list-item>
      </text:list>
      <text:p text:style-name="P31">DATA_TYPES.BASIC -&gt; datatypes.basic</text:p>
      <text:p text:style-name="P32"><text:span text:style-name="T11">In reality, one would put a full </text:span>domain name in the path to make it unique, something like se.acode.<text:span text:style-name="T8">openehr</text:span>.datatypes.basic</text:p>
      <text:list text:style-name="WW8Num3">
        <text:list-item text:start-value="1">
          <text:p text:style-name="P33">classes </text:p>
        </text:list-item>
      </text:list>
      <text:p text:style-name="P34">e.g. DATA_VALUE -&gt; DataValue</text:p>
      <text:p text:style-name="P35">For all the subclasses of DataValue in datatypes package, “DV_” prefix of the class name is kept but renamed to “Dv” to follow the Java naming convention.</text:p>
      <text:list text:style-name="WW8Num3">
        <text:list-item text:start-value="1">
          <text:p text:style-name="P33">fields</text:p>
        </text:list-item>
      </text:list>
      <text:p text:style-name="P35">e.g. calendar_alignment -&gt; calendarAlignment</text:p>
      <text:list text:style-name="WW8Num3">
        <text:list-item text:start-value="1">
          <text:p text:style-name="P33">methods </text:p>
        </text:list-item>
      </text:list>
      <text:p text:style-name="P35">e.g. is_strictly_comparable_to() -&gt; isStrictlyComparableTo()</text:p>
      <text:list text:style-name="WW8Num3">
        <text:list-item text:start-value="1">
          <text:p text:style-name="P33">accessors</text:p>
        </text:list-item>
      </text:list>
      <text:p text:style-name="P35">For fields (attributes) that are declared by the specification, <text:s/>they should be implemented as <text:s/>private fields and public accessors(getters) should be provided to access them.</text:p>
      <text:h text:style-name="P19" text:outline-level="3">5. Generic Types</text:h>
      <text:p text:style-name="P25">Generics of <text:span text:style-name="T7">open</text:span>EHR Reference Model is implemented directly by Java generics, which is introduced since Java 5.0.</text:p>
      <text:h text:style-name="P19" text:outline-level="3">6. Design By Contract</text:h>
      <text:p text:style-name="P32"><text:span text:style-name="T14">There are several Java implementations of Design By Contract, e.g. iContract, which could be used in Java environment.</text:span> The recommendations here could be used without involvement of any Java implementation of DBC.</text:p>
      <text:p text:style-name="P31"/>
      <text:list text:style-name="WW8Num4">
        <text:list-item>
          <text:p text:style-name="P36">Pre-conditions</text:p>
        </text:list-item>
      </text:list>
      <text:p text:style-name="P32"><text:span text:style-name="T4">Pre-conditions for public methods that are related to parameters should be implemented as parameter validation and IllegalArgumentExc</text:span><text:span text:style-name="T14">eption or its subclass should be thrown when pre-conditions can not be satisfied. For non-public methods, pre-conditions can be implemented as assertions using keyword 'assert', which </text:span><text:span text:style-name="T4">is added into Java since Java1.4. It worths to mention that pre-conditions for public methods that belong to parameter validation should not be implemented as assertions because these contracts must be obeyed whether assertions are enabled or not. Also bad parameters to the public methods should result in runtime exception instead of assertion failure.</text:span></text:p>
      <text:p text:style-name="P35">See Appendix.B for example.</text:p>
      <text:list text:style-name="WW8Num4" text:continue-numbering="true">
        <text:list-item>
          <text:p text:style-name="P36">Post-conditions</text:p>
        </text:list-item>
      </text:list>
      <text:p text:style-name="P32"><text:span text:style-name="T4">Unit testing can be used to verify the result after execution of methods. Compared with DBC post-conditions, unit testing tests the result of specific condition by supplying known te</text:span><text:span text:style-name="T14">st data, while DBC post-conditions are more general. Because of that, it is probably easier to write unit tests than post-conditions[3]. <text:s text:c="3"/></text:span></text:p>
      <text:list text:style-name="WW8Num4" text:continue-numbering="true">
        <text:list-item>
          <text:p text:style-name="P37">Invariants</text:p>
        </text:list-item>
      </text:list>
      <text:p text:style-name="P31">Invariants can be implemented as parameter validation in the constructors if the object is immutable. Since the internal state <text:s/>does not change during the lifetime of any immutable object. Otherwise invariants can also be implemented as methods and put at strategic places. </text:p>
      <text:h text:style-name="P19" text:outline-level="3">7. Value Object </text:h>
      <text:p text:style-name="P24"><text:span text:style-name="T4">Mos</text:span><text:span text:style-name="T14">t of the datatypes classes are essentially Value Objects[2], whose purpose is to pass values around. </text:span><text:span text:style-name="T11">The equality of Value Object is not based on the identity, but based on the values of contained fields. </text:span></text:p>
      <text:p text:style-name="P38">Therefore, override both equals() and hashCode() for all Value Objects. Use the values of all relevant fields in equals() and hashCode() and obey general contract of both methods.</text:p>
      <text:p text:style-name="P38">See Appendix.B for example</text:p>
      <text:h text:style-name="P14" text:outline-level="3">8. Immutable Object</text:h>
      <text:p text:style-name="P39">Most of classes in the reference model are good candidates of immutable objects. Immutable objects are easier to design and implement than mutable ones. They are also easier to use and much safer. To make a class immutable, follow the following rules[15]:</text:p>
      <text:list text:style-name="WW8Num5">
        <text:list-item>
          <text:p text:style-name="P40">Make all fields private and final</text:p>
        </text:list-item>
        <text:list-item>
          <text:p text:style-name="P40">Make the class final</text:p>
        </text:list-item>
        <text:list-item>
          <text:p text:style-name="P41">Only provide accessors methods to fields. Do not provide any mutators (setters).</text:p>
        </text:list-item>
        <text:list-item>
          <text:p text:style-name="P41">Make defensive copies in constructors and accessors when fields refer to mutable objects, e.g. instances of Collection and its subclasses. For collection instances, one could use java.uitl.Collections.unmodifiableXXX() methods to get unmodifiable view of the collection.</text:p>
        </text:list-item>
      </text:list>
      <text:p text:style-name="P42">See Appendix.B for example</text:p>
      <text:h text:style-name="P14" text:outline-level="3">9. Exceptions</text:h>
      <text:p text:style-name="P15"><text:span text:style-name="T11">Parameter validation in public methods and constructors should throw IllegalArgumentException or its subclass if the specified pre-conditions can not be satisf</text:span>ied. It is important to throw Exceptions that subclass RuntimeException instead of checked Exceptions to indicate that the failure is unrecoverable. <text:s text:c="2"/></text:p>
      <text:p text:style-name="P15">See Appendix.B for example</text:p>
      <text:h text:style-name="P19" text:outline-level="3">10. Multiple Inheritance</text:h>
      <text:p text:style-name="P15">Multiple inheritance is not directly supported in Java. Luckily, there <text:span text:style-name="T3">are</text:span> few classes in the <text:span text:style-name="T7">open</text:span>EHR reference model <text:span text:style-name="T11">that inherit multiple super classes. When required, one of the parent classes can be chosen to be implemented as the super class in Java, the others should then be implemented as fields. The criterion for choosing the parent class is based on its substitutability. For example, all subtypes of DataValue should be substitutable for DataValue, so any class that inherits DataValue really has to inherit it. The class datatypes.quantity.Interval is the only class in the entire Data Types model that multiply inherits - it also inherits assumed type Interval - but this is for implementation - no substitutability is needed. So it should inherit DataValue and include an instance of assumed type Interval as a field.</text:span></text:p>
      <text:h text:style-name="P19" text:outline-level="3">11. Abstract attributes</text:h>
      <text:p text:style-name="P15">Abstract attributes is not supp<text:span text:style-name="T11">orted in Java. The solution is declare it as abstract method and return the required type, then the subclass will simply implement it and return more specialized types. </text:span></text:p>
      <text:h text:style-name="P19" text:outline-level="3">12. Operator Overloading</text:h>
      <text:p text:style-name="P15">Operator overloading is not supported in Java, therefore it should be implemented as method in the class. e.g. </text:p>
      <text:p text:style-name="P15">infix '&lt;' implemented as compareTo() of interface Comparable </text:p>
      <text:p text:style-name="P15">infix '+' implemented as add() method</text:p>
      <text:p text:style-name="P38">infix '-' implemented as substract() method</text:p>
      <text:p text:style-name="P38">prefix '-' implemented as negate() method</text:p>
      <text:h text:style-name="P19" text:outline-level="3">13. Index</text:h>
      <text:p text:style-name="P15">Index values of array and List always starts with 0 in Java. <text:s/>For example, the Java implementation of ithItem() method in ItemList takes index starting from 0.</text:p>
      <text:h text:style-name="P19" text:outline-level="3">14. String Representation</text:h>
      <text:p text:style-name="P38">All classes should override the method toString() to provide human readable information. When appropriate, toString() should also present all interesting information contained in the object. See Appendix.B for example. </text:p>
      <text:h text:style-name="P20" text:outline-level="4">14.1 XML representation</text:h>
      <text:p text:style-name="P15">XML based string representation can be useful and it should probably be required to be implemented for all Data Types classes. The XML string should include all non-calculated values from the object so that it would be possible to<text:span text:style-name="T11"> reconstruct the object later by parsing the XML string. <text:s/>The format of the XML string needs to be standardized by the </text:span><text:span text:style-name="T12">open</text:span><text:span text:style-name="T11">EHR, but one possibility is to use the attribute name as element name thus generating and parsing XML string can be automated by using Java Reflection API.</text:span></text:p>
      <text:h text:style-name="P19" text:outline-level="3"><text:span text:style-name="T15">15. Comparable</text:span> </text:h>
      <text:p text:style-name="P24">Comparable interface should be implemented if instance of the class has natural order, e.g. datatypes.quantity.Ordered<text:span text:style-name="T11">. By implementing Comparable interface, <text:s/>one could take advantage of many generic algorithms and collection implementations provided by the Java platform[15].</text:span></text:p>
      <text:h text:style-name="P14" text:outline-level="3">16. Implementations from Java API <text:s text:c="3"/></text:h>
      <text:p text:style-name="P43">There are existing classes from Java platform already provide concrete implementation of classes defined by <text:span text:style-name="T7">open</text:span>EHR.</text:p>
      <text:list text:style-name="L2">
        <text:list-item>
          <text:p text:style-name="P44">java.util.Calendar for implementation of classes in datatypes.quantity.datetime package, more specifically DvDate, DvTime and DvDateTime are simply thin wrappers of java.util.Calender</text:p>
        </text:list-item>
        <text:list-item>
          <text:p text:style-name="P44">java.util.TimeZone for field timezone in class datatypes.quantity.datetime.WorldTime</text:p>
        </text:list-item>
        <text:list-item>
          <text:p text:style-name="P44">java.net.URI for implementation of class datatypes.uri.URI</text:p>
        </text:list-item>
        <text:list-item>
          <text:p text:style-name="P44">org.ietf.jgss.Oid (included in J2SE1.4) for implementation of support.identification.ISO_OID</text:p>
        </text:list-item>
        <text:list-item>
          <text:p text:style-name="P44">java.util.UUID (included in J2SE1.5) for implementation of class support.identification.UUID</text:p>
        </text:list-item>
      </text:list>
      <text:h text:style-name="P45" text:outline-level="3">17. External APIs</text:h>
      <text:p text:style-name="P46">There are well known external <text:span text:style-name="T8">open</text:span> source Java APIs that can provide solid implementation or test framework.</text:p>
      <text:list text:style-name="WW8Num6">
        <text:list-item>
          <text:p text:style-name="P47">JUnit, a unit testing framework for Java. </text:p>
        </text:list-item>
      </text:list>
      <text:p text:style-name="P48"><text:a xlink:type="simple" xlink:href="http://junit.org/"><text:span text:style-name="Internet_20_link">http://junit.org</text:span></text:a></text:p>
      <text:list text:style-name="WW8Num6" text:continue-numbering="true">
        <text:list-item>
          <text:p text:style-name="P47"><text:span text:style-name="T4">Jakarta commons-lang, provides highly reusa</text:span>ble static utility methods, chiefly concerned with adding value to java.lang and other standard core classes. </text:p>
        </text:list-item>
      </text:list>
      <text:p text:style-name="P48"><text:a xlink:type="simple" xlink:href="http://jakarta.apache.org/commons/lang/"><text:span text:style-name="Internet_20_link">http://jakarta.apache.org/commons/lang/</text:span></text:a></text:p>
      <text:list text:style-name="WW8Num6" text:continue-numbering="true">
        <text:list-item>
          <text:p text:style-name="P47">Jakarta commons-collections, contains imple<text:span text:style-name="T11">mentations, enhancements and utilities that complements t</text:span>he Java Collections Framework</text:p>
        </text:list-item>
      </text:list>
      <text:p text:style-name="P48"><text:a xlink:type="simple" xlink:href="http://jakarta.apache.org/commons/collections/"><text:span text:style-name="Internet_20_link">http://jakarta.apache.org/commons/collections/</text:span></text:a></text:p>
      <text:list text:style-name="WW8Num6" text:continue-numbering="true">
        <text:list-item>
          <text:p text:style-name="P47">JDOM, XML API for manipulate XML in Java way, </text:p>
        </text:list-item>
      </text:list>
      <text:p text:style-name="P48"><text:a xlink:type="simple" xlink:href="http://www.jdom.org/"><text:span text:style-name="Internet_20_link">http://www.jdom.org</text:span></text:a> </text:p>
      <text:p text:style-name="P24"/>
      <text:p text:style-name="P49"/>
      <text:p text:style-name="P50">Appendix</text:p>
      <text:p text:style-name="P51">A. References</text:p>
      <text:h text:style-name="P52" text:outline-level="4">A.1 General</text:h>
      <text:list text:style-name="WW8Num7">
        <text:list-item>
          <text:p text:style-name="P53">Gamma E, Helm R, Johnson R, Vlissides J. Design patterns of Reusable Object-oriented Software. Addison-Wesley 1995</text:p>
        </text:list-item>
        <text:list-item>
          <text:p text:style-name="P53">Fowler M, Patterns of Enterprise Application Architecture Addison Wesley 2003</text:p>
        </text:list-item>
        <text:list-item>
          <text:p text:style-name="P53">Weirich J, Design by Contract and Unit Testing, <text:a xlink:type="simple" xlink:href="http://onestepback.org/index.cgi/Tech/Programming/DbcAndTesting.html"><text:span text:style-name="Internet_20_link">http://onestepback.org/index.cgi/Tech/Programming/DbcAndTesting.html</text:span></text:a></text:p>
        </text:list-item>
      </text:list>
      <text:h text:style-name="P52" text:outline-level="4">A.2 <text:span text:style-name="T7">open</text:span>EHR</text:h>
      <text:list text:style-name="WW8Num7" text:continue-numbering="true">
        <text:list-item>
          <text:p text:style-name="P53">Beale T <text:span text:style-name="T6">et al</text:span>, Design Principles for the EHR</text:p>
        </text:list-item>
        <text:list-item>
          <text:p text:style-name="P53">Beale T <text:span text:style-name="T16">et al</text:span>, <text:span text:style-name="T7">open</text:span>EHR Data Types Information Model</text:p>
        </text:list-item>
        <text:list-item>
          <text:p text:style-name="P53">Beale T <text:span text:style-name="T6">et al</text:span>, <text:span text:style-name="T7">open</text:span>EHR Support Information Model</text:p>
        </text:list-item>
        <text:list-item>
          <text:p text:style-name="P53">Beale T <text:span text:style-name="T6">et al</text:span>, <text:span text:style-name="T7">open</text:span>EHR Common Information Model</text:p>
        </text:list-item>
        <text:list-item>
          <text:p text:style-name="P53">Beale T <text:span text:style-name="T6">et al</text:span>, <text:span text:style-name="T7">open</text:span>EHR Data Structures Information Model</text:p>
        </text:list-item>
        <text:list-item>
          <text:p text:style-name="P53">Beale T <text:span text:style-name="T6">et al</text:span>, <text:span text:style-name="T7">open</text:span>EHR EHR Information Model</text:p>
        </text:list-item>
        <text:list-item>
          <text:p text:style-name="P53">Beale T <text:span text:style-name="T6">et al</text:span>, <text:span text:style-name="T7">open</text:span>EHR Archetype Object Model</text:p>
        </text:list-item>
        <text:list-item>
          <text:p text:style-name="P53">Beale T <text:span text:style-name="T6">et al</text:span>, <text:span text:style-name="T7">open</text:span>EHR Archetype Definition Language</text:p>
        </text:list-item>
      </text:list>
      <text:h text:style-name="P52" text:outline-level="4">A.3 Java</text:h>
      <text:list text:style-name="WW8Num7" text:continue-numbering="true">
        <text:list-item>
          <text:p text:style-name="P53"><text:s/>Java Language Specification, 2<text:span text:style-name="T17">nd</text:span></text:p>
        </text:list-item>
      </text:list>
      <text:p text:style-name="P48"><text:a xlink:type="simple" xlink:href="http://java.sun.com/docs/books/jls/"><text:span text:style-name="Internet_20_link">http://java.sun.com/docs/books/jls/</text:span></text:a></text:p>
      <text:list text:style-name="WW8Num7" text:continue-numbering="true">
        <text:list-item>
          <text:p text:style-name="P53"><text:s/>Java Naming Convention</text:p>
        </text:list-item>
      </text:list>
      <text:p text:style-name="P48"><text:a xlink:type="simple" xlink:href="http://java.sun.com/docs/codeconv/html/CodeConventions.doc8.html"><text:span text:style-name="Internet_20_link">http://java.sun.com/docs/codeconv/html/CodeConventions.doc8.html</text:span></text:a></text:p>
      <text:list text:style-name="WW8Num7" text:continue-numbering="true">
        <text:list-item>
          <text:p text:style-name="P53"><text:s/>Eckel B, Thinking In Java, Prentice Hall PTR 1998</text:p>
        </text:list-item>
        <text:list-item>
          <text:p text:style-name="P53"><text:s/>Bloch J, Effective Java, Addison-Wesley 2001</text:p>
        </text:list-item>
      </text:list>
      <text:h text:style-name="P52" text:outline-level="4"/>
      <text:h text:style-name="P19" text:outline-level="3"/>
      <text:h text:style-name="P6" text:outline-level="3">B. Sample implementation of Interval</text:h>
      <text:p text:style-name="P54">package se.acode.openehr.support.basic;</text:p>
      <text:p text:style-name="P54"/>
      <text:p text:style-name="P54">import org.apache.commons.lang.builder.EqualsBuilder;</text:p>
      <text:p text:style-name="P54">import org.apache.commons.lang.builder.HashCodeBuilder;</text:p>
      <text:p text:style-name="P54"/>
      <text:p text:style-name="P54">/**</text:p>
      <text:p text:style-name="P54"><text:s/>* Interval of comparable items. Instances of this class</text:p>
      <text:p text:style-name="P54"><text:s/>* are immutable.</text:p>
      <text:p text:style-name="P54"><text:s/>* </text:p>
      <text:p text:style-name="P54"><text:s/>* @author Rong Chen</text:p>
      <text:p text:style-name="P54"><text:s/>* @version 1.0</text:p>
      <text:p text:style-name="P54"><text:s/>*/</text:p>
      <text:p text:style-name="P54">public final class Interval {</text:p>
      <text:p text:style-name="P54"/>
      <text:p text:style-name="P54"><text:s text:c="4"/>/**</text:p>
      <text:p text:style-name="P54"><text:s text:c="5"/>* Constructs an Interval</text:p>
      <text:p text:style-name="P54"><text:s text:c="5"/>*</text:p>
      <text:p text:style-name="P54"><text:s text:c="5"/>* @param lower null if unbounded</text:p>
      <text:p text:style-name="P54"><text:s text:c="5"/>* @param upper null if unbounded</text:p>
      <text:p text:style-name="P54"><text:s text:c="5"/>* @throws IllegalArgumentException if lower &gt; upper</text:p>
      <text:p text:style-name="P54"><text:s text:c="5"/>*/</text:p>
      <text:p text:style-name="P54"><text:s text:c="4"/>public Interval(Comparable lower, Comparable upper) {</text:p>
      <text:p text:style-name="P54"><text:s text:c="8"/>if (lower != null &amp;&amp; upper != null</text:p>
      <text:p text:style-name="P54"><text:s text:c="16"/>&amp;&amp; upper.compareTo(lower) &lt; 0) {</text:p>
      <text:p text:style-name="P54"><text:s text:c="12"/>throw new IllegalArgumentException("lower &gt; upper");</text:p>
      <text:p text:style-name="P54"><text:s text:c="8"/>}</text:p>
      <text:p text:style-name="P54"><text:s text:c="8"/>this.lower = lower;</text:p>
      <text:p text:style-name="P54"><text:s text:c="8"/>this.upper = upper;</text:p>
      <text:p text:style-name="P54"><text:s text:c="4"/>}</text:p>
      <text:p text:style-name="P54"/>
      <text:p text:style-name="P54"><text:s text:c="4"/>/**</text:p>
      <text:p text:style-name="P54"><text:s text:c="5"/>* Returns the lower boundary of this Interval</text:p>
      <text:p text:style-name="P54"><text:s text:c="5"/>*</text:p>
      <text:p text:style-name="P54"><text:s text:c="5"/>* @return null if unbounded</text:p>
      <text:p text:style-name="P54"><text:s text:c="5"/>*/</text:p>
      <text:p text:style-name="P54"><text:s text:c="4"/>public Comparable getLower() {</text:p>
      <text:p text:style-name="P54"><text:s text:c="8"/>return lower;</text:p>
      <text:p text:style-name="P54"><text:s text:c="4"/>}</text:p>
      <text:p text:style-name="P54"/>
      <text:p text:style-name="P54"><text:s text:c="4"/>/**</text:p>
      <text:p text:style-name="P54"><text:s text:c="5"/>* Returns the upper boundary of this Interval</text:p>
      <text:p text:style-name="P54"><text:s text:c="5"/>*</text:p>
      <text:p text:style-name="P54"><text:s text:c="5"/>* @return null if unbounded</text:p>
      <text:p text:style-name="P54"><text:s text:c="5"/>*/</text:p>
      <text:p text:style-name="P54"><text:s text:c="4"/>public Comparable getUpper() {</text:p>
      <text:p text:style-name="P54"><text:s text:c="8"/>return upper;</text:p>
      <text:p text:style-name="P54"><text:s text:c="4"/>}</text:p>
      <text:p text:style-name="P54"/>
      <text:p text:style-name="P54"><text:s text:c="4"/>/**</text:p>
      <text:p text:style-name="P54"><text:s text:c="5"/>* Returns true if lower boundary open</text:p>
      <text:p text:style-name="P54"><text:s text:c="5"/>*</text:p>
      <text:p text:style-name="P54"><text:s text:c="5"/>* @return true if has lower boundary</text:p>
      <text:p text:style-name="P54"><text:s text:c="5"/>*/</text:p>
      <text:p text:style-name="P54"><text:s text:c="4"/>public boolean isLowerUnbounded() {</text:p>
      <text:p text:style-name="P54"><text:s text:c="8"/>return lower == null;</text:p>
      <text:p text:style-name="P54"><text:s text:c="4"/>}</text:p>
      <text:p text:style-name="P54"/>
      <text:p text:style-name="P54"><text:s text:c="4"/>/**</text:p>
      <text:p text:style-name="P54"><text:s text:c="5"/>* Returns true if upper boundary open</text:p>
      <text:p text:style-name="P54"><text:s text:c="5"/>*</text:p>
      <text:p text:style-name="P54"><text:s text:c="5"/>* @return true if has upper boundary</text:p>
      <text:p text:style-name="P54"><text:s text:c="5"/>*/</text:p>
      <text:p text:style-name="P54"><text:s text:c="4"/>public boolean isUpperUnbounded() {</text:p>
      <text:p text:style-name="P54"><text:s text:c="8"/>return upper == null;</text:p>
      <text:p text:style-name="P54"><text:s text:c="4"/>}</text:p>
      <text:p text:style-name="P54"/>
      <text:p text:style-name="P54"><text:s text:c="4"/>/**</text:p>
      <text:p text:style-name="P54"><text:s text:c="5"/>* Returns true if (lower &gt;= value and value &lt;= upper)</text:p>
      <text:p text:style-name="P54"><text:s text:c="5"/>*</text:p>
      <text:p text:style-name="P54"><text:s text:c="5"/>* @param value to compare to</text:p>
      <text:p text:style-name="P54"><text:s text:c="5"/>* @return ture if given value is included in this Interval</text:p>
      <text:p text:style-name="P54"><text:s text:c="5"/>* @throws IllegalArgumentException if value is null</text:p>
      <text:p text:style-name="P54"><text:s text:c="5"/>*/</text:p>
      <text:p text:style-name="P54"><text:s text:c="4"/>public boolean has(Comparable value) {</text:p>
      <text:p text:style-name="P54"><text:s text:c="8"/>if (value == null) {</text:p>
      <text:p text:style-name="P54"><text:s text:c="12"/>throw new IllegalArgumentException("null value");</text:p>
      <text:p text:style-name="P54"><text:s text:c="8"/>}</text:p>
      <text:p text:style-name="P54"/>
      <text:p text:style-name="P54"><text:s text:c="8"/>return ( lower == null || value.compareTo(lower) &gt;= 0 )</text:p>
      <text:p text:style-name="P54"><text:s text:c="16"/>&amp;&amp; ( upper == null || value.compareTo(upper) &lt;= 0 );</text:p>
      <text:p text:style-name="P54"><text:s text:c="4"/>}</text:p>
      <text:p text:style-name="P54"/>
      <text:p text:style-name="P54"><text:s text:c="4"/>/**</text:p>
      <text:p text:style-name="P54"><text:s text:c="5"/>* Equals if two Intervals have same values for lower and</text:p>
      <text:p text:style-name="P54"><text:s text:c="5"/>* upper boundaries</text:p>
      <text:p text:style-name="P54"><text:s text:c="5"/>*</text:p>
      <text:p text:style-name="P54"><text:s text:c="5"/>* @param o the object to compare with</text:p>
      <text:p text:style-name="P54"><text:s text:c="5"/>* @return true if equals</text:p>
      <text:p text:style-name="P54"><text:s text:c="5"/>*/</text:p>
      <text:p text:style-name="P54"><text:s text:c="4"/>public boolean equals(Object o) {</text:p>
      <text:p text:style-name="P54"><text:s text:c="8"/>if (this == o) return true;</text:p>
      <text:p text:style-name="P54"><text:s text:c="8"/>if (!( o instanceof Interval )) return false;</text:p>
      <text:p text:style-name="P54"/>
      <text:p text:style-name="P54"><text:s text:c="8"/>final Interval interval = (Interval) o;</text:p>
      <text:p text:style-name="P54"/>
      <text:p text:style-name="P54"><text:s text:c="8"/>return new EqualsBuilder()</text:p>
      <text:p text:style-name="P54"><text:s text:c="16"/>.append(upper, interval.upper)</text:p>
      <text:p text:style-name="P54"><text:s text:c="16"/>.append(lower, interval.lower)</text:p>
      <text:p text:style-name="P54"><text:s text:c="16"/>.isEquals();</text:p>
      <text:p text:style-name="P54"><text:s text:c="4"/>}</text:p>
      <text:p text:style-name="P54"/>
      <text:p text:style-name="P54"><text:s text:c="4"/>/**</text:p>
      <text:p text:style-name="P54"><text:s text:c="5"/>* Return a hash code of this Interval</text:p>
      <text:p text:style-name="P54"><text:s text:c="5"/>*</text:p>
      <text:p text:style-name="P54"><text:s text:c="5"/>* @return hash code</text:p>
      <text:p text:style-name="P54"><text:s text:c="5"/>*/</text:p>
      <text:p text:style-name="P54"><text:s text:c="4"/>public int hashCode() {</text:p>
      <text:p text:style-name="P54"><text:s text:c="8"/>return new HashCodeBuilder()</text:p>
      <text:p text:style-name="P54"><text:s text:c="16"/>.append(upper)</text:p>
      <text:p text:style-name="P54"><text:s text:c="16"/>.append(lower)</text:p>
      <text:p text:style-name="P54"><text:s text:c="16"/>.toHashCode();</text:p>
      <text:p text:style-name="P54"><text:s text:c="4"/>}</text:p>
      <text:p text:style-name="P54"/>
      <text:p text:style-name="P54"><text:s text:c="4"/>/**</text:p>
      <text:p text:style-name="P54"><text:s text:c="5"/>* Return string <text:span text:style-name="T8">representation</text:span> of this Interval. The string</text:p>
      <text:p text:style-name="P54"><text:s text:c="5"/>* consists of both lower and upper boundary, if any of them</text:p>
      <text:p text:style-name="P54"><text:s text:c="5"/>* is not specified, "unbounded" is provided.</text:p>
      <text:p text:style-name="P54"><text:s text:c="5"/>*</text:p>
      <text:p text:style-name="P54"><text:s text:c="5"/>* @return string <text:span text:style-name="T8">representation</text:span></text:p>
      <text:p text:style-name="P54"><text:s text:c="5"/>*/</text:p>
      <text:p text:style-name="P54"><text:s text:c="4"/>public String toString() {</text:p>
      <text:p text:style-name="P54"><text:s text:c="8"/>StringBuffer buf = new StringBuffer("Interval [lower: ");</text:p>
      <text:p text:style-name="P54"><text:s text:c="8"/>buf.append(lower == null ? "unbounded" : lower);</text:p>
      <text:p text:style-name="P54"><text:s text:c="8"/>buf.append(", upper: ");</text:p>
      <text:p text:style-name="P54"><text:s text:c="8"/>buf.append(upper == null ? "unbounded" : upper);</text:p>
      <text:p text:style-name="P54"><text:s text:c="8"/>buf.append("]");</text:p>
      <text:p text:style-name="P54"><text:s text:c="8"/>return buf.toString();</text:p>
      <text:p text:style-name="P54"><text:s text:c="4"/>}</text:p>
      <text:p text:style-name="P54"/>
      <text:p text:style-name="P54"><text:s text:c="4"/>/* fields */</text:p>
      <text:p text:style-name="P54"><text:s text:c="4"/>private final Comparable lower;</text:p>
      <text:p text:style-name="P54"><text:s text:c="4"/>private final Comparable upper;</text:p>
      <text:p text:style-name="P54">}</text:p>
      <text:p text:style-name="P54"/>
      <text:h text:style-name="P19" text:outline-level="3">C. Sample Code of unit testing of Interval</text:h>
      <text:p text:style-name="P55">/**</text:p>
      <text:p text:style-name="P55"><text:s/>* IntervalTest</text:p>
      <text:p text:style-name="P55"><text:s/>*</text:p>
      <text:p text:style-name="P55"><text:s/>* @author Rong Chen</text:p>
      <text:p text:style-name="P55"><text:s/>* @version 1.0 </text:p>
      <text:p text:style-name="P55"><text:s/>*/</text:p>
      <text:p text:style-name="P55">package se.acode.openehr.support.basic;</text:p>
      <text:p text:style-name="P55"/>
      <text:p text:style-name="P55">import junit.framework.TestCase;</text:p>
      <text:p text:style-name="P55"/>
      <text:p text:style-name="P55">public class IntervalTest extends TestCase {</text:p>
      <text:p text:style-name="P55"/>
      <text:p text:style-name="P55"><text:s text:c="4"/>public IntervalTest(String test) {</text:p>
      <text:p text:style-name="P55"><text:s text:c="8"/>super(test);</text:p>
      <text:p text:style-name="P55"><text:s text:c="4"/>}</text:p>
      <text:p text:style-name="P55"/>
      <text:p text:style-name="P55"><text:s text:c="4"/>/**</text:p>
      <text:p text:style-name="P55"><text:s text:c="5"/>* The fixture set up called before every test method.</text:p>
      <text:p text:style-name="P55"><text:s text:c="5"/>*/</text:p>
      <text:p text:style-name="P55"><text:s text:c="4"/>protected void setUp() throws Exception {</text:p>
      <text:p text:style-name="P55"><text:s text:c="4"/>}</text:p>
      <text:p text:style-name="P55"/>
      <text:p text:style-name="P55"><text:s text:c="4"/>/**</text:p>
      <text:p text:style-name="P55"><text:s text:c="5"/>* The fixture clean up called after every test method.</text:p>
      <text:p text:style-name="P55"><text:s text:c="5"/>*/</text:p>
      <text:p text:style-name="P55"><text:s text:c="4"/>protected void tearDown() throws Exception {</text:p>
      <text:p text:style-name="P55"><text:s text:c="4"/>}</text:p>
      <text:p text:style-name="P55"/>
      <text:p text:style-name="P55"><text:s text:c="4"/>public void testConstructor() throws Exception {</text:p>
      <text:p text:style-name="P55"><text:s text:c="8"/>try {</text:p>
      <text:p text:style-name="P55"><text:s text:c="12"/>new Interval(new Integer(10), new Integer(1));</text:p>
      <text:p text:style-name="P55"><text:s text:c="12"/>fail("should throw illegal argument exception");</text:p>
      <text:p text:style-name="P55"><text:s text:c="8"/>} catch (Exception ignored) {</text:p>
      <text:p text:style-name="P55"><text:s text:c="8"/>}</text:p>
      <text:p text:style-name="P55"><text:s text:c="4"/>}</text:p>
      <text:p text:style-name="P55"/>
      <text:p text:style-name="P55"><text:s text:c="4"/>public void testHas() throws Exception {</text:p>
      <text:p text:style-name="P55"><text:s text:c="8"/>// array of { lower(0:unbounded), upper(0:unbounded),</text:p>
      <text:p text:style-name="P55"><text:s text:c="8"/>// <text:s text:c="13"/>testValue, expected (1:true, 0:false) }</text:p>
      <text:p text:style-name="P55"><text:s text:c="8"/>int[][] data = {</text:p>
      <text:p text:style-name="P55"><text:s text:c="12"/>{1, 8, 2, 1},</text:p>
      <text:p text:style-name="P55"><text:s text:c="12"/>{1, 8, 1, 1},</text:p>
      <text:p text:style-name="P55"><text:s text:c="12"/>{1, 8, 8, 1},</text:p>
      <text:p text:style-name="P55"><text:s text:c="12"/>{1, 8, 0, 0},</text:p>
      <text:p text:style-name="P55"><text:s text:c="12"/>{1, 8, 9, 0},</text:p>
      <text:p text:style-name="P55"><text:s text:c="12"/>{0, 8, 4, 1},</text:p>
      <text:p text:style-name="P55"><text:s text:c="12"/>{0, 8, -1, 1},</text:p>
      <text:p text:style-name="P55"><text:s text:c="12"/>{0, 8, 9, 0},</text:p>
      <text:p text:style-name="P55"><text:s text:c="12"/>{1, 0, 4, 1},</text:p>
      <text:p text:style-name="P55"><text:s text:c="12"/>{1, 0, 1, 1},</text:p>
      <text:p text:style-name="P55"><text:s text:c="12"/>{1, 0, -1, 0}</text:p>
      <text:p text:style-name="P55"><text:s text:c="8"/>};</text:p>
      <text:p text:style-name="P55"><text:s text:c="8"/>for (int i = 0; i &lt; data.length; i++) {</text:p>
      <text:p text:style-name="P55"><text:s text:c="12"/>Interval iv = new Interval(popInt(data[ i ][ 0 ]),</text:p>
      <text:p text:style-name="P55"><text:s text:c="20"/>popInt(data[ i ][ 1 ]));</text:p>
      <text:p text:style-name="P55"><text:s text:c="12"/>boolean actual = iv.has(new Integer(data[ i ][ 2 ]));</text:p>
      <text:p text:style-name="P55"><text:s text:c="12"/>boolean expected = data[ i ][ 3 ] == 1;</text:p>
      <text:p text:style-name="P55"><text:s text:c="12"/>assertTrue("failed at " + testString(data[ i ]),</text:p>
      <text:p text:style-name="P55"><text:s text:c="20"/>actual == expected);</text:p>
      <text:p text:style-name="P55"><text:s text:c="8"/>}</text:p>
      <text:p text:style-name="P55"><text:s text:c="4"/>}</text:p>
      <text:p text:style-name="P55"/>
      <text:p text:style-name="P55"><text:s text:c="4"/>private Integer popInt(int value) {</text:p>
      <text:p text:style-name="P55"><text:s text:c="8"/>if (value == 0) {</text:p>
      <text:p text:style-name="P55"><text:s text:c="12"/>return null;</text:p>
      <text:p text:style-name="P55"><text:s text:c="8"/>}</text:p>
      <text:p text:style-name="P55"><text:s text:c="8"/>return new Integer(value);</text:p>
      <text:p text:style-name="P55"><text:s text:c="4"/>}</text:p>
      <text:p text:style-name="P55"/>
      <text:p text:style-name="P55"><text:s text:c="4"/>private String testString(int[] row) {</text:p>
      <text:p text:style-name="P55"><text:s text:c="8"/>return "(" + row[ 0 ] + ", " + row[ 1 ] + ") has " +</text:p>
      <text:p text:style-name="P55"><text:s text:c="16"/>row[ 2 ]</text:p>
      <text:p text:style-name="P55"><text:s text:c="16"/>+ ": " + ( row[ 3 ] == 1 );</text:p>
      <text:p text:style-name="P55"><text:s text:c="4"/>}</text:p>
      <text:p text:style-name="P55"/>
      <text:p text:style-name="P55"><text:s text:c="4"/>public void testToString() throws Exception {</text:p>
      <text:p text:style-name="P55"><text:s text:c="8"/>int[][] data = {</text:p>
      <text:p text:style-name="P55"><text:s text:c="12"/>{10, 100}, {0, 100}, {-20, 0}, {0, 0}</text:p>
      <text:p text:style-name="P55"><text:s text:c="8"/>};</text:p>
      <text:p text:style-name="P55"><text:s text:c="8"/>String[] expected = {</text:p>
      <text:p text:style-name="P55"><text:s text:c="12"/>"Interval [lower: 10, upper: 100]",</text:p>
      <text:p text:style-name="P55"><text:s text:c="12"/>"Interval [lower: unbounded, upper: 100]",</text:p>
      <text:p text:style-name="P55"><text:s text:c="12"/>"Interval [lower: -20, upper: unbounded]",</text:p>
      <text:p text:style-name="P55"><text:s text:c="12"/>"Interval [lower: unbounded, upper: unbounded]"</text:p>
      <text:p text:style-name="P55"><text:s text:c="8"/>};</text:p>
      <text:p text:style-name="P55"><text:s text:c="8"/>for (int i = 0; i &lt; data.length; i++) {</text:p>
      <text:p text:style-name="P55"><text:s text:c="12"/>assertEquals(expected[ i ] + " expected",</text:p>
      <text:p text:style-name="P55"><text:s text:c="20"/>expected[ i ],</text:p>
      <text:p text:style-name="P55"><text:s text:c="20"/>new Interval(popInt(data[ i ][ 0 ]),</text:p>
      <text:p text:style-name="P55"><text:s text:c="28"/>popInt(data[ i ][ 1 ])).toString());</text:p>
      <text:p text:style-name="P55"><text:s text:c="8"/>}</text:p>
      <text:p text:style-name="P55"><text:s text:c="4"/>}</text:p>
      <text:p text:style-name="P55"/>
      <text:p text:style-name="P55"><text:s text:c="4"/>public void testEquals() throws Exception {</text:p>
      <text:p text:style-name="P55"><text:s text:c="8"/>Interval interval = new Interval(new Integer(-1), new Integer(10));</text:p>
      <text:p text:style-name="P55"><text:s text:c="8"/>Interval interval2 = new Interval(new Integer(-1), new Integer(10));</text:p>
      <text:p text:style-name="P55"><text:s text:c="8"/>assertEquals(interval, interval2);</text:p>
      <text:p text:style-name="P55"/>
      <text:p text:style-name="P55"><text:s text:c="8"/>// not equals expected</text:p>
      <text:p text:style-name="P55"><text:s text:c="8"/>int[][] data = {</text:p>
      <text:p text:style-name="P55"><text:s text:c="12"/>{-1, 9}, {2, 10}, {0, 10}, {-1, 0}, {0, 0}</text:p>
      <text:p text:style-name="P55"><text:s text:c="8"/>};</text:p>
      <text:p text:style-name="P55"/>
      <text:p text:style-name="P55"><text:s text:c="8"/>for(int i = 0; i &lt; data.length; i++) {</text:p>
      <text:p text:style-name="P55"><text:s text:c="12"/>interval2 = new Interval(popInt(data[i][0]),</text:p>
      <text:p text:style-name="P55"><text:s text:c="20"/>popInt(data[i][1]));</text:p>
      <text:p text:style-name="P55"><text:s text:c="12"/>assertFalse(interval2.toString(), interval.equals(interval2));</text:p>
      <text:p text:style-name="P55"><text:s text:c="12"/>assertFalse(interval2.toString(), interval2.equals(interval));</text:p>
      <text:p text:style-name="P55"><text:s text:c="8"/>}</text:p>
      <text:p text:style-name="P55"><text:s text:c="4"/>}</text:p>
      <text:p text:style-name="P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Lucidasans1" svg:font-family="Lucidasans"/>
    <style:font-face style:name="Bitstream Vera Sans Mono1" svg:font-family="'Bitstream Vera Sans Mono'" style:font-family-generic="modern"/>
    <style:font-face style:name="Courier" svg:font-family="Courier" style:font-family-generic="modern"/>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de" fo:country="DE"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ab-stops/>
      </style:paragraph-properties>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WW-Heading" style:next-style-name="Text_20_body" style:class="text" style:default-outline-level="1">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WW-Heading" style:next-style-name="Text_20_body" style:class="text" style:default-outline-level="2">
      <style:text-properties style:font-name="Bitstream Vera Serif" fo:font-size="18pt" fo:font-weight="bold" style:font-name-asian="Bitstream Vera Sans1" style:font-size-asian="18pt" style:font-weight-asian="bold" style:font-name-complex="Lucidasans" style:font-size-complex="18pt" style:font-weight-complex="bold"/>
    </style:style>
    <style:style style:name="Heading_20_3" style:display-name="Heading 3" style:family="paragraph" style:parent-style-name="WW-Heading" style:next-style-name="Text_20_body" style:class="text" style:default-outline-level="3">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WW-Heading" style:next-style-name="Text_20_body" style:class="text" style:default-outline-level="4">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WW-Heading" style:family="paragraph" style:parent-style-name="Standard" style:next-style-name="Text_20_body">
      <style:paragraph-properties fo:margin-top="0.1665in" fo:margin-bottom="0.1965in" fo:keep-with-next="always"/>
      <style:text-properties style:font-name="Bitstream Vera Sans" fo:font-size="14pt" style:font-name-asian="Mincho" style:font-size-asian="14pt" style:font-name-complex="Lucidasans" style:font-size-complex="14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WW-Index" style:family="paragraph" style:parent-style-name="Standard">
      <style:paragraph-properties text:number-lines="false" text:line-number="0"/>
      <style:text-properties style:font-name-complex="Lucidasans1"/>
    </style:style>
    <style:style style:name="WW-Quotations" style:family="paragraph" style:parent-style-name="Standard">
      <style:paragraph-properties fo:margin-left="0.3937in" fo:margin-right="0.3937in" fo:margin-top="0in" fo:margin-bottom="0.1965in" fo:text-indent="0in" style:auto-text-indent="false"/>
    </style:style>
    <style:style style:name="WW-Preformatted_20_Text" style:display-name="WW-Preformatted Text" style:family="paragraph" style:parent-style-name="Standard">
      <style:paragraph-properties fo:margin-top="0in" fo:margin-bottom="0in"/>
      <style:text-properties style:font-name="Bitstream Vera Sans Mono1" fo:font-size="10pt" style:font-name-asian="Bitstream Vera Sans Mono1" style:font-size-asian="10pt" style:font-name-complex="Bitstream Vera Sans Mono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WW8Num1z0" style:family="text">
      <style:text-properties style:font-name="Symbol" fo:font-size="9pt" style:font-size-asian="9pt" style:font-name-complex="StarSymbol1" style:font-size-complex="9pt"/>
    </style:style>
    <style:style style:name="WW8Num3z0" style:family="text">
      <style:text-properties style:font-name="Symbol" fo:font-size="9pt" style:font-size-asian="9pt" style:font-name-complex="StarSymbol1" style:font-size-complex="9pt"/>
    </style:style>
    <style:style style:name="WW-Absatz-Standardschriftart" style:family="text"/>
    <style:style style:name="WW-Numbering_20_Symbols" style:display-name="WW-Numbering Symbols" style:family="text"/>
    <style:style style:name="WW-Bullets" style:family="text">
      <style:text-properties style:font-name="StarSymbol1" fo:font-size="9pt" style:font-name-asian="StarSymbol1" style:font-size-asian="9pt" style:font-name-complex="StarSymbol1" style:font-size-complex="9pt"/>
    </style:style>
    <style:style style:name="WW-Source_20_Text" style:display-name="WW-Source Text" style:family="text">
      <style:text-properties style:font-name="Bitstream Vera Sans Mono1" style:font-name-asian="Bitstream Vera Sans Mono1" style:font-name-complex="Bitstream Vera Sans Mono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bullet text:level="1" text:style-name="WW8Num1z0" style:num-suffix="." text:bullet-char="·">
        <style:list-level-properties text:min-label-width="0.1965in"/>
        <style:text-properties style:font-name="Symbol"/>
      </text:list-level-style-bullet>
      <text:list-level-style-bullet text:level="2" text:style-name="WW8Num1z0" style:num-suffix="." text:bullet-char="·">
        <style:list-level-properties text:space-before="0.1972in" text:min-label-width="0.1965in"/>
        <style:text-properties style:font-name="Symbol"/>
      </text:list-level-style-bullet>
      <text:list-level-style-bullet text:level="3" text:style-name="WW8Num1z0" style:num-suffix="." text:bullet-char="·">
        <style:list-level-properties text:space-before="0.3937in" text:min-label-width="0.1965in"/>
        <style:text-properties style:font-name="Symbol"/>
      </text:list-level-style-bullet>
      <text:list-level-style-bullet text:level="4" text:style-name="WW8Num1z0" style:num-suffix="." text:bullet-char="·">
        <style:list-level-properties text:space-before="0.5909in" text:min-label-width="0.1965in"/>
        <style:text-properties style:font-name="Symbol"/>
      </text:list-level-style-bullet>
      <text:list-level-style-bullet text:level="5" text:style-name="WW8Num1z0" style:num-suffix="." text:bullet-char="·">
        <style:list-level-properties text:space-before="0.7874in" text:min-label-width="0.1965in"/>
        <style:text-properties style:font-name="Symbol"/>
      </text:list-level-style-bullet>
      <text:list-level-style-bullet text:level="6" text:style-name="WW8Num1z0" style:num-suffix="." text:bullet-char="·">
        <style:list-level-properties text:space-before="0.9846in" text:min-label-width="0.1965in"/>
        <style:text-properties style:font-name="Symbol"/>
      </text:list-level-style-bullet>
      <text:list-level-style-bullet text:level="7" text:style-name="WW8Num1z0" style:num-suffix="." text:bullet-char="·">
        <style:list-level-properties text:space-before="1.1815in" text:min-label-width="0.1965in"/>
        <style:text-properties style:font-name="Symbol"/>
      </text:list-level-style-bullet>
      <text:list-level-style-bullet text:level="8" text:style-name="WW8Num1z0" style:num-suffix="." text:bullet-char="·">
        <style:list-level-properties text:space-before="1.3787in" text:min-label-width="0.1965in"/>
        <style:text-properties style:font-name="Symbol"/>
      </text:list-level-style-bullet>
      <text:list-level-style-bullet text:level="9" text:style-name="WW8Num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Rong Chen</meta:initial-creator>
    <meta:creation-date>2004-08-08T02:38:18</meta:creation-date>
    <dc:creator>Rong Chen</dc:creator>
    <dc:date>2006-01-12T22:44:42</dc:date>
    <dc:language>de-DE</dc:language>
    <meta:editing-cycles>247</meta:editing-cycles>
    <meta:editing-duration>P13DT13H15M1S</meta:editing-duration>
    <meta:user-defined meta:name="Info 1"/>
    <meta:user-defined meta:name="Info 2"/>
    <meta:user-defined meta:name="Info 3"/>
    <meta:user-defined meta:name="Info 4"/>
    <meta:document-statistic meta:table-count="2" meta:image-count="0" meta:object-count="0" meta:page-count="18" meta:paragraph-count="431" meta:word-count="2796" meta:character-count="20473"/>
  </office:meta>
</office:document-meta>
</file>